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4ea6b"/>
    </style:style>
    <style:style style:name="gr1" style:family="graphic" style:parent-style-name="standard">
      <style:graphic-properties draw:stroke="none" draw:fill-color="#d4ea6b" draw:textarea-horizontal-align="justify" draw:textarea-vertical-align="middle" draw:auto-grow-height="false" fo:min-height="6.876cm" fo:min-width="16.121cm"/>
    </style:style>
    <style:style style:name="gr2" style:family="graphic" style:parent-style-name="standard">
      <style:graphic-properties draw:stroke="none" svg:stroke-color="#000000" draw:fill="none" draw:fill-color="#ffffff" fo:min-height="2.972cm"/>
      <style:paragraph-properties style:writing-mode="lr-tb"/>
    </style:style>
    <style:style style:name="gr3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265cm" fo:min-width="0.083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216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1.265cm" fo:min-width="0.082cm" fo:padding-top="0.142cm" fo:padding-bottom="0.142cm" fo:padding-left="0.267cm" fo:padding-right="0.267cm" loext:softedge-radius="0cm"/>
    </style:style>
    <style:style style:name="gr6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cm" fo:min-width="0.311cm" fo:padding-top="0.142cm" fo:padding-bottom="0.142cm" fo:padding-left="0.267cm" fo:padding-right="0.267cm" loext:softedge-radius="0cm"/>
    </style:style>
    <style:style style:name="gr7" style:family="graphic" style:parent-style-name="standard">
      <style:graphic-properties draw:stroke="solid" svg:stroke-width="0.035cm" svg:stroke-color="#395511" draw:marker-start-width="0.252cm" draw:marker-end-width="0.252cm" draw:fill="solid" draw:fill-color="#5eb91e" loext:fill-use-slide-background="false" draw:textarea-horizontal-align="center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 loext:softedge-radius="0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loext:softedge-radius="0cm"/>
    </style:style>
    <style:style style:name="gr10" style:family="graphic" style:parent-style-name="standard">
      <style:graphic-properties draw:stroke="solid" svg:stroke-width="0.035cm" svg:stroke-color="#395511" draw:marker-start-width="0.252cm" draw:marker-end-width="0.252cm" draw:fill="solid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331cm" draw:marker-end-width="0.331cm" draw:fill="solid" draw:fill-color="#000000" loext:fill-use-slide-background="false" draw:opacity="100%" draw:textarea-horizontal-align="justify" draw:textarea-vertical-align="middle" draw:auto-grow-height="false" fo:min-height="0.461cm" fo:min-width="0.625cm" fo:padding-top="0.151cm" fo:padding-bottom="0.151cm" fo:padding-left="0.276cm" fo:padding-right="0.276cm" draw:shadow="hidden"/>
    </style:style>
    <style:style style:name="gr13" style:family="graphic" style:parent-style-name="standard">
      <style:graphic-properties draw:stroke="solid" svg:stroke-width="0.035cm" svg:stroke-color="#395511" draw:marker-start-width="0.252cm" draw:marker-end-width="0.252cm" draw:fill="solid" draw:fill-color="#bbe33d" draw:textarea-horizontal-align="justify" draw:textarea-vertical-align="middle" draw:auto-grow-height="false" fo:min-height="0.702cm" fo:min-width="0.179cm" fo:padding-top="0.142cm" fo:padding-bottom="0.142cm" fo:padding-left="0.267cm" fo:padding-right="0.267cm" draw:shadow="hidden"/>
    </style:style>
    <style:style style:name="gr14" style:family="graphic" style:parent-style-name="standard">
      <style:graphic-properties draw:stroke="solid" svg:stroke-width="0.035cm" svg:stroke-color="#395511" draw:marker-start-width="0.252cm" draw:marker-end-width="0.252cm" draw:fill="solid" draw:fill-color="#5eb91e" draw:textarea-horizontal-align="justify" draw:textarea-vertical-align="middle" draw:auto-grow-height="false" fo:min-height="0.123cm" fo:min-width="0.098cm" fo:padding-top="0.142cm" fo:padding-bottom="0.142cm" fo:padding-left="0.267cm" fo:padding-right="0.267cm" draw:shadow="hidden"/>
    </style:style>
    <style:style style:name="gr15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1.265cm" fo:min-width="0.083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cm" fo:min-width="0.215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1.265cm" fo:min-width="0.082cm" fo:padding-top="0.142cm" fo:padding-bottom="0.142cm" fo:padding-left="0.267cm" fo:padding-right="0.267cm" loext:softedge-radius="0cm"/>
    </style:style>
    <style:style style:name="gr18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cm" fo:min-width="0.311cm" fo:padding-top="0.142cm" fo:padding-bottom="0.142cm" fo:padding-left="0.267cm" fo:padding-right="0.267cm" loext:softedge-radius="0cm"/>
    </style:style>
    <style:style style:name="gr19" style:family="graphic" style:parent-style-name="standard">
      <style:graphic-properties draw:stroke="solid" svg:stroke-width="0.035cm" svg:stroke-color="#8d281e" draw:marker-start-width="0.252cm" draw:marker-end-width="0.252cm" draw:fill="solid" draw:fill-color="#f10d0c" loext:fill-use-slide-background="false" draw:textarea-horizontal-align="center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solid" svg:stroke-width="0.035cm" svg:stroke-color="#8d281e" draw:marker-start-width="0.252cm" draw:marker-end-width="0.252cm" draw:fill="solid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 loext:softedge-radius="0cm"/>
    </style:style>
    <style:style style:name="gr21" style:family="graphic" style:parent-style-name="standard">
      <style:graphic-properties draw:stroke="solid" svg:stroke-width="0.035cm" svg:stroke-color="#8d281e" draw:marker-start-width="0.252cm" draw:marker-end-width="0.252cm" draw:fill="solid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8d281e" draw:marker-start-width="0.252cm" draw:marker-end-width="0.252cm" draw:fill="solid" draw:fill-color="#ffd7d7" draw:textarea-horizontal-align="justify" draw:textarea-vertical-align="middle" draw:auto-grow-height="false" fo:min-height="0.702cm" fo:min-width="0.179cm" fo:padding-top="0.142cm" fo:padding-bottom="0.142cm" fo:padding-left="0.267cm" fo:padding-right="0.267cm" draw:shadow="hidden"/>
    </style:style>
    <style:style style:name="gr23" style:family="graphic" style:parent-style-name="standard">
      <style:graphic-properties draw:stroke="solid" svg:stroke-width="0.035cm" svg:stroke-color="#8d281e" draw:marker-start-width="0.252cm" draw:marker-end-width="0.252cm" draw:fill="solid" draw:fill-color="#f10d0c" draw:textarea-horizontal-align="justify" draw:textarea-vertical-align="middle" draw:auto-grow-height="false" fo:min-height="0.123cm" fo:min-width="0.098cm" fo:padding-top="0.142cm" fo:padding-bottom="0.142cm" fo:padding-left="0.267cm" fo:padding-right="0.267cm" draw:shadow="hidden"/>
    </style:style>
    <style:style style:name="gr24" style:family="graphic" style:parent-style-name="standard">
      <style:graphic-properties draw:stroke="none" svg:stroke-width="0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25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1.265cm" fo:min-width="0.082cm" fo:padding-top="0.142cm" fo:padding-bottom="0.142cm" fo:padding-left="0.267cm" fo:padding-right="0.267cm"/>
    </style:style>
    <style:style style:name="gr26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cm" fo:min-width="0.215cm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1.265cm" fo:min-width="0.082cm" fo:padding-top="0.142cm" fo:padding-bottom="0.142cm" fo:padding-left="0.267cm" fo:padding-right="0.267cm" loext:softedge-radius="0cm"/>
    </style:style>
    <style:style style:name="gr28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cm" fo:min-width="0.311cm" fo:padding-top="0.142cm" fo:padding-bottom="0.142cm" fo:padding-left="0.267cm" fo:padding-right="0.267cm" loext:softedge-radius="0cm"/>
    </style:style>
    <style:style style:name="gr29" style:family="graphic" style:parent-style-name="standard">
      <style:graphic-properties draw:stroke="solid" svg:stroke-width="0.035cm" svg:stroke-color="#706e0c" draw:marker-start-width="0.252cm" draw:marker-end-width="0.252cm" draw:fill="solid" draw:fill-color="#ffff38" loext:fill-use-slide-background="false" draw:textarea-horizontal-align="center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706e0c" draw:marker-start-width="0.252cm" draw:marker-end-width="0.252cm" draw:fill="solid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 loext:softedge-radius="0cm"/>
    </style:style>
    <style:style style:name="gr31" style:family="graphic" style:parent-style-name="standard">
      <style:graphic-properties draw:stroke="solid" svg:stroke-width="0.035cm" svg:stroke-color="#706e0c" draw:marker-start-width="0.252cm" draw:marker-end-width="0.252cm" draw:fill="solid" draw:fill-color="#ffffff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35cm" svg:stroke-color="#706e0c" draw:marker-start-width="0.252cm" draw:marker-end-width="0.252cm" draw:fill="solid" draw:fill-color="#ffffd7" draw:textarea-horizontal-align="justify" draw:textarea-vertical-align="middle" draw:auto-grow-height="false" fo:min-height="0.702cm" fo:min-width="0.179cm" fo:padding-top="0.142cm" fo:padding-bottom="0.142cm" fo:padding-left="0.267cm" fo:padding-right="0.267cm" draw:shadow="hidden"/>
    </style:style>
    <style:style style:name="gr33" style:family="graphic" style:parent-style-name="standard">
      <style:graphic-properties draw:stroke="solid" svg:stroke-width="0.035cm" svg:stroke-color="#706e0c" draw:marker-start-width="0.252cm" draw:marker-end-width="0.252cm" draw:fill="solid" draw:fill-color="#ffff38" draw:textarea-horizontal-align="justify" draw:textarea-vertical-align="middle" draw:auto-grow-height="false" fo:min-height="0.123cm" fo:min-width="0.098cm" fo:padding-top="0.142cm" fo:padding-bottom="0.142cm" fo:padding-left="0.267cm" fo:padding-right="0.267cm" draw:shadow="hidden"/>
    </style:style>
    <style:style style:name="gr34" style:family="graphic" style:parent-style-name="standard">
      <style:graphic-properties draw:stroke="none" svg:stroke-width="0cm" svg:stroke-color="#000000" draw:marker-start-width="0.306cm" draw:marker-end-width="0.306cm" draw:fill="solid" draw:fill-color="#000000" draw:opacity="100%" draw:textarea-horizontal-align="center" draw:textarea-vertical-align="middle" fo:padding-top="0.16cm" fo:padding-bottom="0.16cm" fo:padding-left="0.285cm" fo:padding-right="0.285cm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style:text-properties fo:color="#ffffff" loext:opacity="100%" fo:font-size="72pt" style:font-size-asian="72pt" style:font-size-complex="72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72pt" style:font-size-asian="72pt" style:font-size-complex="72pt"/>
    </style:style>
    <style:style style:name="P4" style:family="paragraph">
      <loext:graphic-properties draw:fill="solid" draw:fill-color="#5eb91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="solid" draw:fill-color="#bbe33d"/>
      <style:paragraph-properties fo:text-align="center"/>
    </style:style>
    <style:style style:name="P9" style:family="paragraph">
      <loext:graphic-properties draw:fill="solid" draw:fill-color="#f10d0c"/>
      <style:paragraph-properties fo:text-align="center"/>
    </style:style>
    <style:style style:name="P10" style:family="paragraph">
      <loext:graphic-properties draw:fill="solid" draw:fill-color="#ffd7d7"/>
      <style:paragraph-properties fo:text-align="center"/>
    </style:style>
    <style:style style:name="P11" style:family="paragraph">
      <loext:graphic-properties draw:fill="solid" draw:fill-color="#ffff38"/>
      <style:paragraph-properties fo:text-align="center"/>
    </style:style>
    <style:style style:name="P12" style:family="paragraph">
      <loext:graphic-properties draw:fill="solid" draw:fill-color="#ffffd7"/>
      <style:paragraph-properties fo:text-align="center"/>
    </style:style>
    <style:style style:name="T1" style:family="text">
      <style:text-properties fo:color="#ffffff" loext:opacity="100%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21cm" svg:height="7.126cm" svg:x="1.19cm" svg:y="1.18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35cm" svg:height="3.222cm" svg:x="3.433cm" svg:y="1.394cm">
          <draw:text-box>
            <text:p text:style-name="P2"><text:span text:style-name="T1">Help(frog)</text:span></text:p>
          </draw:text-box>
        </draw:frame>
        <draw:g>
          <draw:custom-shape draw:style-name="gr3" draw:text-style-name="P4" draw:layer="layout" svg:width="0.871cm" svg:height="2.189cm" draw:transform="rotate (0.785398163397448) translate (1.989cm 6.6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1cm" svg:height="0.206cm" svg:x="3.088cm" svg:y="7.8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0.87cm" svg:height="2.188cm" draw:transform="skewX (-0.000872664625997244) rotate (0.784525498771451) translate (4.8cm 6.6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887cm" svg:height="0.148cm" svg:x="5.054cm" svg:y="7.938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7" draw:text-style-name="P4" draw:layer="layout" svg:width="2.798cm" svg:height="3.017cm" svg:x="3.081cm" svg:y="5.071cm" svg:viewBox="0 0 2799 3018" svg:d="M267 417c8-259 147-406 431-415 234 17 407 156 407 407h45v-3h544c0-250 173-389 406-406 285 8 424 156 432 415 9 277 319 951 259 1322-77 457-432 1278-630 1278h-512v3h-1011c-198 0-553-821-630-1279-61-371 250-1045 259-1322z">
            <text:p/>
          </draw:path>
          <draw:custom-shape draw:style-name="gr8" draw:text-style-name="P5" draw:layer="layout" svg:width="0.557cm" svg:height="0.556cm" svg:x="4.927cm" svg:y="5.29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361cm" svg:height="0.361cm" svg:x="5.017cm" svg:y="5.39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0.556cm" svg:height="0.556cm" svg:x="3.476cm" svg:y="5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6" draw:layer="layout" svg:width="0.361cm" svg:height="0.362cm" svg:x="3.574cm" svg:y="5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7" draw:layer="layout" svg:width="1.881cm" svg:height="0.489cm" svg:x="3.538cm" svg:y="6.193cm" svg:viewBox="0 0 1882 490" svg:d="M1799 175c-44 49-98 94-160 132-61 39-131 72-206 99-150 55-319 84-492 84s-342-29-492-84c-75-27-144-60-206-99-62-38-115-83-160-132-33-37-61-76-83-117l42-58c21 46 51 91 89 132 41 45 89 85 146 121 58 36 122 68 194 93 142 53 304 80 470 80s328-27 471-80c71-25 135-57 193-93 57-36 105-76 146-121 38-41 68-86 88-131l43 58c-22 40-50 79-83 116z">
            <text:p/>
          </draw:path>
          <draw:path draw:style-name="gr13" draw:text-style-name="P8" draw:layer="layout" svg:width="1.16cm" svg:height="1.091cm" svg:x="3.899cm" svg:y="6.998cm" svg:viewBox="0 0 1161 1092" svg:d="M581 0c101 0 202 27 290 77 88 51 162 125 213 213 51 89 77 189 77 291v330c0 60-10 121-28 179h-301v2h-803c-19-58-29-120-29-181v-330c0-102 27-202 77-291 51-88 125-162 213-213 89-50 189-77 291-77z">
            <text:p/>
          </draw:path>
          <draw:path draw:style-name="gr14" draw:text-style-name="P4" draw:layer="layout" svg:width="1.023cm" svg:height="0.323cm" svg:x="3.363cm" svg:y="7.766cm" svg:viewBox="0 0 1024 324" svg:d="M0 324c0-1 0-3 0-5 0-55 24-111 69-159 45-49 109-89 187-118 78-27 166-42 257-42 89 0 178 15 255 42 79 29 143 69 188 118 44 48 68 104 68 159 0 2 0 4 0 5z">
            <text:p/>
          </draw:path>
          <draw:path draw:style-name="gr14" draw:text-style-name="P4" draw:layer="layout" svg:width="1.023cm" svg:height="0.323cm" svg:x="4.634cm" svg:y="7.766cm" svg:viewBox="0 0 1024 324" svg:d="M0 324c0-1 0-3 0-5 0-55 24-111 69-159 45-49 109-89 187-118 78-27 166-42 257-42 89 0 178 15 255 42 79 29 143 69 188 118 44 48 68 104 68 159 0 2 0 4 0 5z">
            <text:p/>
          </draw:path>
        </draw:g>
        <draw:g>
          <draw:custom-shape draw:style-name="gr15" draw:text-style-name="P9" draw:layer="layout" svg:width="0.871cm" svg:height="2.189cm" draw:transform="rotate (0.785398163397448) translate (12.016cm 6.6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809cm" svg:height="0.206cm" svg:x="13.116cm" svg:y="7.8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9" draw:layer="layout" svg:width="0.87cm" svg:height="2.188cm" draw:transform="skewX (-0.000872664625997244) rotate (0.784525498771451) translate (14.827cm 6.6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9" draw:layer="layout" svg:width="0.887cm" svg:height="0.148cm" svg:x="15.081cm" svg:y="7.938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9" draw:text-style-name="P9" draw:layer="layout" svg:width="2.798cm" svg:height="3.017cm" svg:x="13.108cm" svg:y="5.071cm" svg:viewBox="0 0 2799 3018" svg:d="M267 417c8-259 147-406 431-415 234 17 407 156 407 407h45v-3h544c0-250 173-389 406-406 285 8 424 156 432 415 9 277 319 951 259 1322-77 457-432 1278-630 1278h-512v3h-1011c-198 0-553-821-630-1279-61-371 250-1045 259-1322z">
            <text:p/>
          </draw:path>
          <draw:custom-shape draw:style-name="gr20" draw:text-style-name="P5" draw:layer="layout" svg:width="0.557cm" svg:height="0.556cm" svg:x="14.954cm" svg:y="5.29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5" draw:layer="layout" svg:width="0.556cm" svg:height="0.556cm" svg:x="13.503cm" svg:y="5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7" draw:layer="layout" svg:width="1.881cm" svg:height="0.489cm" draw:transform="rotate (-3.14159265358979) translate (15.4474446557883cm 6.68181000721697cm)" svg:viewBox="0 0 1882 490" svg:d="M83 175c44 49 98 94 160 132 61 39 130 72 206 99 149 55 319 84 492 84s342-29 492-84c75-27 144-60 206-99 62-38 115-83 160-132 33-37 61-76 83-117l-43-58c-20 46-50 91-88 132-41 45-90 85-147 121s-122 68-192 93c-144 53-306 80-471 80-166 0-328-27-470-80-72-25-136-57-194-93-57-36-106-76-146-121-38-41-68-86-89-131l-42 58c22 40 50 79 83 116z">
            <text:p/>
          </draw:path>
          <draw:path draw:style-name="gr22" draw:text-style-name="P10" draw:layer="layout" svg:width="1.16cm" svg:height="1.091cm" svg:x="13.926cm" svg:y="6.998cm" svg:viewBox="0 0 1161 1092" svg:d="M581 0c101 0 202 27 290 77 88 51 162 125 213 213 51 89 77 189 77 291v330c0 60-10 121-28 179h-301v2h-803c-19-58-29-120-29-181v-330c0-102 27-202 77-291 51-88 125-162 213-213 89-50 189-77 291-77z">
            <text:p/>
          </draw:path>
          <draw:path draw:style-name="gr23" draw:text-style-name="P9" draw:layer="layout" svg:width="1.023cm" svg:height="0.323cm" svg:x="13.39cm" svg:y="7.766cm" svg:viewBox="0 0 1024 324" svg:d="M0 324c0-1 0-3 0-5 0-55 24-111 69-159 45-49 109-89 187-118 78-27 166-42 257-42 89 0 178 15 255 42 79 29 143 69 188 118 44 48 68 104 68 159 0 2 0 4 0 5z">
            <text:p/>
          </draw:path>
          <draw:path draw:style-name="gr23" draw:text-style-name="P9" draw:layer="layout" svg:width="1.023cm" svg:height="0.323cm" svg:x="14.661cm" svg:y="7.766cm" svg:viewBox="0 0 1024 324" svg:d="M0 324c0-1 0-3 0-5 0-55 24-111 69-159 45-49 109-89 187-118 78-27 166-42 257-42 89 0 178 15 255 42 79 29 143 69 188 118 44 48 68 104 68 159 0 2 0 4 0 5z">
            <text:p/>
          </draw:path>
          <draw:path draw:style-name="gr24" draw:text-style-name="P6" draw:layer="layout" svg:width="0.352cm" svg:height="0.196cm" svg:x="13.606cm" svg:y="5.579cm" svg:viewBox="0 0 353 197" svg:d="M0 0c0 16 2 31 7 47 4 17 11 34 20 50 9 14 20 29 32 41 12 13 27 24 43 33 14 8 31 15 48 20 17 4 35 6 52 6 18 0 36-2 53-6 17-5 33-12 49-20 15-9 30-20 42-33 2-3 5-5 7-7z">
            <text:p/>
          </draw:path>
          <draw:path draw:style-name="gr24" draw:text-style-name="P6" draw:layer="layout" svg:width="0.352cm" svg:height="0.196cm" svg:x="15.058cm" svg:y="5.579cm" svg:viewBox="0 0 353 197" svg:d="M353 0c-1 16-3 31-7 47-5 17-11 34-21 50-8 14-19 29-31 41-13 13-27 24-42 33-16 8-32 15-49 20-17 4-35 6-53 6-17 0-35-2-52-6-17-5-34-12-50-20-14-9-29-20-41-33-2-3-5-5-7-7z">
            <text:p/>
          </draw:path>
        </draw:g>
        <draw:g>
          <draw:custom-shape draw:style-name="gr25" draw:text-style-name="P11" draw:layer="layout" svg:width="0.87cm" svg:height="2.189cm" draw:transform="skewX (0.000872664625997123) rotate (0.786270828023445) translate (7.021cm 6.6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1" draw:layer="layout" svg:width="0.809cm" svg:height="0.206cm" svg:x="8.12cm" svg:y="7.88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1" draw:layer="layout" svg:width="0.87cm" svg:height="2.188cm" draw:transform="skewX (-0.000872664625997244) rotate (0.784525498771451) translate (9.832cm 6.6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1" draw:layer="layout" svg:width="0.887cm" svg:height="0.148cm" svg:x="10.086cm" svg:y="7.938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9" draw:text-style-name="P11" draw:layer="layout" svg:width="2.798cm" svg:height="3.017cm" svg:x="8.113cm" svg:y="5.071cm" svg:viewBox="0 0 2799 3018" svg:d="M267 417c8-259 147-406 431-415 234 17 407 156 407 407h45v-3h544c0-250 173-389 406-406 285 8 424 156 432 415 9 277 319 951 259 1322-77 457-432 1278-630 1278h-512v3h-1011c-198 0-553-821-630-1279-61-371 250-1045 259-1322z">
            <text:p/>
          </draw:path>
          <draw:custom-shape draw:style-name="gr30" draw:text-style-name="P5" draw:layer="layout" svg:width="0.556cm" svg:height="0.556cm" svg:x="9.96cm" svg:y="5.29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219cm" svg:height="0.361cm" svg:x="10.121cm" svg:y="5.39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5" draw:layer="layout" svg:width="0.557cm" svg:height="0.556cm" svg:x="8.507cm" svg:y="5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2" draw:text-style-name="P12" draw:layer="layout" svg:width="1.16cm" svg:height="1.091cm" svg:x="8.931cm" svg:y="6.998cm" svg:viewBox="0 0 1161 1092" svg:d="M581 0c101 0 202 27 290 77 88 51 162 125 213 213 51 89 77 189 77 291v330c0 60-10 121-28 179h-301v2h-803c-19-58-29-120-29-181v-330c0-102 27-202 77-291 51-88 125-162 213-213 89-50 189-77 291-77z">
            <text:p/>
          </draw:path>
          <draw:path draw:style-name="gr33" draw:text-style-name="P11" draw:layer="layout" svg:width="1.023cm" svg:height="0.323cm" svg:x="8.395cm" svg:y="7.766cm" svg:viewBox="0 0 1024 324" svg:d="M0 324c0-1 0-3 0-5 0-55 24-111 69-159 45-49 109-89 187-118 78-27 166-42 257-42 89 0 178 15 255 42 79 29 143 69 188 118 44 48 68 104 68 159 0 2 0 4 0 5z">
            <text:p/>
          </draw:path>
          <draw:path draw:style-name="gr33" draw:text-style-name="P11" draw:layer="layout" svg:width="1.023cm" svg:height="0.323cm" svg:x="9.666cm" svg:y="7.766cm" svg:viewBox="0 0 1024 324" svg:d="M0 324c0-1 0-3 0-5 0-55 24-111 69-159 45-49 109-89 187-118 78-27 166-42 257-42 89 0 178 15 255 42 79 29 143 69 188 118 44 48 68 104 68 159 0 2 0 4 0 5z">
            <text:p/>
          </draw:path>
          <draw:custom-shape draw:style-name="gr9" draw:text-style-name="P6" draw:layer="layout" svg:width="0.219cm" svg:height="0.361cm" svg:x="8.668cm" svg:y="5.39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4" draw:text-style-name="P7" draw:layer="layout" svg:width="1.44cm" svg:height="0.085cm" svg:x="8.792cm" svg:y="6.318cm" svg:viewBox="0 0 1441 86" draw:points="0,86 0,44 0,0 1441,0 1441,44 1441,86">
            <text:p/>
          </draw:polygon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  <dc:date>2022-11-07T18:17:42.983570933</dc:date>
    <meta:editing-duration>PT7M17S</meta:editing-duration>
    <meta:editing-cycles>1</meta:editing-cycles>
    <meta:document-statistic meta:object-count="44"/>
  </office:meta>
</office:document-meta>
</file>